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6A20000018B0000018B2D516471.svg" manifest:media-type="image/svg+xml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cm" fo:margin-bottom="0.5cm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cc0000" fo:font-weight="bold" style:font-weight-asian="bold" style:font-weight-complex="bold"/>
    </style:style>
    <style:style style:name="T3" style:family="text">
      <style:text-properties fo:color="#009900" fo:font-weight="bold" style:font-weight-asian="bold" style:font-weight-complex="bold"/>
    </style:style>
    <style:style style:name="T4" style:family="text">
      <style:text-properties fo:color="#009900"/>
    </style:style>
    <style:style style:name="T5" style:family="text">
      <style:text-properties fo:color="#0000cc"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font-name="Liberation Sans" fo:font-size="32pt" fo:font-weight="normal" style:letter-kerning="true" style:font-name-asian="Droid Sans Fallback" style:font-size-asian="32pt" style:font-weight-asian="normal" style:font-name-complex="FreeSans" style:font-size-complex="32pt" style:font-weight-complex="norm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cc0000" style:font-name="Liberation Sans" fo:font-size="32pt" fo:font-weight="bold" style:letter-kerning="true" style:font-name-asian="Droid Sans Fallback" style:font-size-asian="32pt" style:font-weight-asian="bold" style:font-name-complex="FreeSans" style:font-size-complex="32pt" style:font-weight-complex="bold"/>
    </style:style>
    <style:style style:name="T10" style:family="text">
      <style:text-properties fo:color="#0000cc" style:font-name="Liberation Sans" fo:font-size="32pt" fo:font-weight="bold" style:letter-kerning="true" style:font-name-asian="Droid Sans Fallback" style:font-size-asian="32pt" style:font-weight-asian="bold" style:font-name-complex="FreeSans" style:font-size-complex="32pt" style:font-weight-complex="bold"/>
    </style:style>
    <style:style style:name="T11" style:family="text"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cc0000" fo:text-shadow="none" fo:font-weight="bold" style:font-weight-asian="bold" style:font-weight-complex="bold"/>
    </style:style>
    <style:style style:name="T16" style:family="text">
      <style:text-properties fo:color="#009900" style:font-name="Ubuntu" fo:font-weight="bold" style:font-weight-asian="bold" style:font-weight-complex="bold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image text:level="1" xlink:href="Pictures/100006A20000018B0000018B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8B0000018B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8B0000018B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8B0000018B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8B0000018B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8B0000018B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8B0000018B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8B0000018B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8B0000018B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8B0000018B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erosol Users Manua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 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AEROSOL is a general purpose code for solving the conservation equations of a spatially <text:span text:style-name="T2">homogeneous</text:span> <text:span text:style-name="T3">single</text:span><text:span text:style-name="T4"> </text:span><text:span text:style-name="T3">chemical</text:span><text:span text:style-name="T4"> </text:span><text:span text:style-name="T3">component</text:span> aerosol</text:p>
              </text:list-item>
              <text:list-item>
                <text:p>The mechanisms which may be incorporate to <text:span text:style-name="T5">determine the evolving particle size distribution</text:span> are:</text:p>
              </text:list-item>
            </text:list>
            <text:list text:style-name="L3">
              <text:list-item>
                <text:list>
                  <text:list-item>
                    <text:p><text:span text:style-name="T6">Coagulation</text:span></text:p>
                  </text:list-item>
                  <text:list-item>
                    <text:p><text:span text:style-name="T6">Deposition</text:span></text:p>
                  </text:list-item>
                  <text:list-item>
                    <text:p><text:span text:style-name="T6">Aerosol generation</text:span></text:p>
                  </text:list-item>
                  <text:list-item>
                    <text:p><text:span text:style-name="T6">Nucleation</text:span></text:p>
                  </text:list-item>
                  <text:list-item>
                    <text:p><text:span text:style-name="T6">Particle growth by condensation</text:span></text:p>
                  </text:list-item>
                </text:list>
              </text:list-item>
            </text:list>
            <text:list text:style-name="L2">
              <text:list-item>
                <text:p>A new code will be available which <text:span text:style-name="T2">not only</text:span> <text:span text:style-name="T5">computes the particle size distribution</text:span>, <text:span text:style-name="T2">but also</text:span> <text:span text:style-name="T5">the distribution of chemical species with respect to particle size</text:span>, the new code is called MAEROS, which is significantly smaller and faster the AEROSOL, is based on work reported in references (7) and (8) of this manua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 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EROSOL program: simulate the size distribution dynamics of a spatially homogeneous aerosol</text:p>
              </text:list-item>
              <text:list-item>
                <text:p>The program is general purpose code for <text:span text:style-name="T2">solving</text:span> <text:span text:style-name="T5">population balance equations</text:span> and is there for <text:span text:style-name="T2">not restricted</text:span> to only aerosol problems</text:p>
              </text:list-item>
              <text:list-item>
                <text:p>It is <text:span text:style-name="T2">assumed that the user is familiar with</text:span> <text:span text:style-name="T5">derivation of population balance equations</text:span> (General dynamic equation(GED)), <text:span text:style-name="T3">the details and numerics have been omitted</text:span></text:p>
              </text:list-item>
              <text:list-item>
                <text:p>This manual is divided into <text:span text:style-name="T2">7 parts</text:span>:</text:p>
              </text:list-item>
            </text:list>
            <text:list text:style-name="L4">
              <text:list-item>
                <text:list>
                  <text:list-item>
                    <text:p><text:span text:style-name="T6">Section 1: introduction</text:span></text:p>
                  </text:list-item>
                  <text:list-item>
                    <text:p><text:span text:style-name="T6">Section 2: forms of the GDE that can be solved by AEROSOL is given</text:span></text:p>
                  </text:list-item>
                  <text:list-item>
                    <text:p><text:span text:style-name="T6">Section 3: numerical techniques</text:span></text:p>
                  </text:list-item>
                  <text:list-item>
                    <text:p><text:span text:style-name="T6">Section 4: five types of subroutines</text:span></text:p>
                  </text:list-item>
                  <text:list-item>
                    <text:p><text:span text:style-name="T6">Section 5: proper format for input data</text:span></text:p>
                  </text:list-item>
                  <text:list-item>
                    <text:p><text:span text:style-name="T6">Section 6: array dimensions for altering storage requirements</text:span></text:p>
                  </text:list-item>
                  <text:list-item>
                    <text:p><text:span text:style-name="T6">Section 7: nine example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dure of aerosol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5">
              <text:list-item>
                <text:p text:style-name="P2"><text:span text:style-name="T7">Read each case from IN.DAT and compute each case</text:span></text:p>
              </text:list-item>
              <text:list-item>
                <text:p text:style-name="P2"><text:span text:style-name="T7">Read and check input data, </text:span></text:p>
              </text:list-item>
            </text:list>
            <text:list text:style-name="L6">
              <text:list-item>
                <text:list>
                  <text:list-item>
                    <text:p><text:span text:style-name="T8">error is found(</text:span><text:span text:style-name="T5">ISTOP=1</text:span><text:span text:style-name="T8">), skip the case, no errors(</text:span><text:span text:style-name="T5">ISTOP=0</text:span><text:span text:style-name="T8">)</text:span></text:p>
                  </text:list-item>
                  <text:list-item>
                    <text:p><text:span text:style-name="T8">call SETUP if needed for interpolation and continue</text:span></text:p>
                  </text:list-item>
                </text:list>
              </text:list-item>
            </text:list>
            <text:list text:style-name="L5">
              <text:list-item>
                <text:p text:style-name="P2"><text:span text:style-name="T7">Check for negative values of the distribution, </text:span></text:p>
              </text:list-item>
            </text:list>
            <text:list text:style-name="L6">
              <text:list-item>
                <text:list>
                  <text:list-item>
                    <text:p><text:span text:style-name="T8">if a negative value was found and grid points were added(</text:span><text:span text:style-name="T5">ISTOP=-1</text:span><text:span text:style-name="T8">), recheck the interpolation scheme</text:span></text:p>
                  </text:list-item>
                  <text:list-item>
                    <text:p><text:span text:style-name="T8">if a negative value was found and no grid points were added(</text:span><text:span text:style-name="T5">ISTOP=1</text:span><text:span text:style-name="T8">) skip the case</text:span></text:p>
                  </text:list-item>
                </text:list>
              </text:list-item>
            </text:list>
            <text:list text:style-name="L5">
              <text:list-item>
                <text:p text:style-name="P2"><text:span text:style-name="T7">Now that the input data and distribution have been checked, </text:span><text:span text:style-name="T9">output</text:span><text:span text:style-name="T7"> the </text:span><text:span text:style-name="T10">initial conditions</text:span><text:span text:style-name="T7"> and </text:span><text:span text:style-name="T10">initialize output counters</text:span><text:span text:style-name="T7"> (ie. </text:span><text:span text:style-name="T10">IPTIM</text:span><text:span text:style-name="T7"> and </text:span><text:span text:style-name="T10">JPRTIM</text:span><text:span text:style-name="T7">), and </text:span><text:span text:style-name="T10">the flag for the O.D.E. package</text:span><text:span text:style-name="T7">(ie. </text:span><text:span text:style-name="T10">IODEPK</text:span><text:span text:style-name="T7">). </text:span></text:p>
              </text:list-item>
              <text:list-item>
                <text:p text:style-name="P2"><text:span text:style-name="T7">Compute the solution of the case for </text:span><text:span text:style-name="T10">NPRNT </text:span><text:span text:style-name="T7">output times</text:span></text:p>
              </text:list-item>
              <text:list-item>
                <text:p><text:span text:style-name="T8">If grid points have been added(ie, </text:span><text:span text:style-name="T5">ISTOP=-1</text:span><text:span text:style-name="T8">), restart calculation and try again to reach TOUT(</text:span><text:span text:style-name="T11">JPRTIM</text:span><text:span text:style-name="T8">). If the distribution is negative and no grid points have been added(ie, </text:span><text:span text:style-name="T5">ISTOP=1</text:span><text:span text:style-name="T8">), skip to the next case</text:span></text:p>
              </text:list-item>
              <text:list-item>
                <text:p text:style-name="P2"><text:span text:style-name="T7">Check if the spline interpolation method is to be changed or if the steady state approximation is to be used for the discrete regime</text:span></text:p>
              </text:list-item>
              <text:list-item>
                <text:p text:style-name="P2"><text:span text:style-name="T7">Print error message and proceed to next c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Section 2: General Dynamic Equ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rete general dynamics equation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In the most fundamental form of the GED, particles are represented as <text:span text:style-name="T5">consisting of integer multiples of a single structural unit,</text:span> typically a molecule</text:p>
              </text:list-item>
              <text:list-item>
                <text:p>In discrete equation, particles differ only in the number of monomers they contains</text:p>
              </text:list-item>
              <text:list-item>
                <text:p>A spatially homogeneous aerosol, the concentration of monomers is governed by</text:p>
                <text:p/>
              </text:list-item>
              <text:list-item>
                <text:p>Where <text:s/></text:p>
              </text:list-item>
            </text:list>
          </draw:text-box>
        </draw:frame>
        <draw:frame draw:style-name="gr2" draw:text-style-name="P5" draw:layer="layout" svg:width="20.52cm" svg:height="1.9cm" svg:x="2.856cm" svg:y="16.13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7.62cm" svg:height="1.016cm" svg:x="7.112cm" svg:y="18.54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rete-Continuous general dynamics eq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the size of particle is small, the growth of its size is discrete</text:p>
              </text:list-item>
              <text:list-item>
                <text:p>For large particles, the difference in size between an <text:span text:style-name="T12">i-mer</text:span> and <text:span text:style-name="T12">(i+1)-mer</text:span> is relatively small, the growth of its size can be viewed as continuous</text:p>
                <text:p/>
                <text:p/>
              </text:list-item>
              <text:list-item>
                <text:p>Approximate continuous regime to discrete, because the range of integration is so small </text:p>
              </text:list-item>
            </text:list>
          </draw:text-box>
        </draw:frame>
        <draw:frame draw:style-name="gr2" draw:text-style-name="P5" draw:layer="layout" svg:width="1.999cm" svg:height="0.999cm" svg:x="13.028cm" svg:y="13.15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5" draw:layer="layout" svg:width="6.604cm" svg:height="2.032cm" svg:x="7.112cm" svg:y="11.93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5" draw:layer="layout" svg:width="6.395cm" svg:height="1.785cm" svg:x="7.112cm" svg:y="17.27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general dynamics eq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e can just divide the particle size domain into a step function</text:p>
                <text:p/>
              </text:list-item>
            </text:list>
          </draw:text-box>
        </draw:frame>
        <draw:frame draw:style-name="gr2" draw:text-style-name="P5" draw:layer="layout" svg:width="28cm" svg:height="2.54cm" svg:x="0cm" svg:y="7.6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ection 3: Numerical Technique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.1 continuous reg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(x,t) is assumed to a continuous function of x</text:p>
              </text:list-item>
              <text:list-item>
                <text:p>By determining the temporal variations of n(x,t) at a finite number of grid points in x, the values of n(x,t) at intermediate points can be determined by interpolation</text:p>
              </text:list-item>
              <text:list-item>
                <text:p>Because x typically varies over many orders of magnitude, the following logarithmic rescaling is used in the code:</text:p>
                <text:p/>
                <text:p/>
              </text:list-item>
            </text:list>
          </draw:text-box>
        </draw:frame>
        <draw:frame draw:style-name="gr2" draw:text-style-name="P5" draw:layer="layout" svg:width="4.064cm" svg:height="3.299cm" svg:x="2.54cm" svg:y="16.2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6">
        <office:forms form:automatic-focus="false" form:apply-design-mode="false"/>
        <draw:frame draw:style-name="gr2" draw:layer="layout" svg:width="8.252cm" svg:height="3.976cm" svg:x="1.4cm" svg:y="4.914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item>
                <text:p>Xa: lower mass limits </text:p>
              </text:list-item>
              <text:list-item>
                <text:p>Xb: upper mass limits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Supply <text:span text:style-name="T2">three options</text:span> of interpolation formulas:</text:p>
                <text:list>
                  <text:list-item>
                    <text:p>Cubic</text:p>
                  </text:list-item>
                  <text:list-item>
                    <text:p>Linear</text:p>
                  </text:list-item>
                  <text:list-item>
                    <text:p>Logarithmic spline</text:p>
                  </text:list-item>
                </text:list>
              </text:list-item>
              <text:list-item>
                <text:p>DISTW, SETUP <text:s/>and DERIVT determine the interpolation formul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bic interpolation code</text:p>
          </draw:text-box>
        </draw:frame>
        <draw:frame presentation:style-name="pr4" draw:layer="layout" svg:width="28cm" svg:height="12.179cm" svg:x="0cm" svg:y="4.914cm" presentation:class="outline" presentation:user-transformed="true">
          <draw:text-box>
            <text:list text:style-name="L2">
              <text:list-header>
                <text:p>double CubicInterpolate( double y0,double y1, double y2,double y3, double mu)</text:p>
                <text:p>{</text:p>
                <text:p text:style-name="P6"><text:s text:c="3"/>double a0,a1,a2,a3,mu2;</text:p>
                <text:p text:style-name="P6"><text:s text:c="3"/>mu2 = mu*mu;</text:p>
                <text:p text:style-name="P6"><text:s text:c="3"/>a0 = y3 - y2 - y0 + y1;</text:p>
                <text:p text:style-name="P6"><text:s text:c="3"/>a1 = y0 - y1 - a0;</text:p>
                <text:p text:style-name="P6"><text:s text:c="3"/>a2 = y2 - y0;</text:p>
                <text:p text:style-name="P6"><text:s text:c="3"/>a3 = y1;</text:p>
                <text:p text:style-name="P6"><text:s text:c="3"/>return(a0*mu*mu2+a1*mu2+a2*mu+a3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bic interpo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values of a function f(x) and its derivative are known at x=0 and x=1, then the function can be interpolated on the interval [0,1] using a third degree polynomial</text:p>
              </text:list-item>
              <text:list-item>
                <text:p>Require four points and two of them on either side</text:p>
              </text:list-item>
              <text:list-item>
                <text:p>mu behaves the interpolation between the segment y1 to y2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interpo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the two known points are given by the coordinates <text:s text:c="11"/>and <text:s text:c="12"/>, <text:s/>the linear interpolation is the straight line between these points. For a value x in the interval <text:s text:c="13"/>, the value y along the straight line is given from the equation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3.556cm" svg:height="1.43cm" svg:x="8.636cm" svg:y="6.1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5" draw:layer="layout" svg:width="3.512cm" svg:height="1.43cm" svg:x="14.136cm" svg:y="6.1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5" draw:layer="layout" svg:width="3.45cm" svg:height="1.43cm" svg:x="20.036cm" svg:y="8.7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5" draw:layer="layout" svg:width="22.808cm" svg:height="3.885cm" svg:x="2.846cm" svg:y="13.20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interpolation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loat linearInterpolation(</text:p>
                <text:p>float x0, float yo, </text:p>
                <text:p>float x1, float y1, float x) </text:p>
                <text:p>{</text:p>
                <text:p><text:s text:c="2"/>return y0 + (x-x0)*(y1-y0)/(x1-x0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arithmic interpo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axis is not on a linear scale but rather on a logarithmic scale, we can utilize logarithmic interpolation to simplify the problem.</text:p>
              </text:list-item>
              <text:list-item>
                <text:p>Like what has introduc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13">DISTW(ISPLIN,NVARM1,NPTS,ZDIST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function computes the values of the M(WX,T) distribution by interpolating from the values of A at the grid points.</text:p>
              </text:list-item>
              <text:list-item>
                <text:p>According to the input flag to determine the interpolation metho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.2 Discrete reg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discrete regime <text:s text:c="17"/>is governed by solving a set of k ordinary differential equations.</text:p>
              </text:list-item>
              <text:list-item>
                <text:p>Specify the <text:span text:style-name="T2">number</text:span> of discrete sizes, the code will determined all the cluster sizes and the smallest particle size in the continuous regime</text:p>
              </text:list-item>
              <text:list-item>
                <text:p>One must <text:span text:style-name="T2">specify grid point locations</text:span> in the continuous regime in the range <text:s/></text:p>
              </text:list-item>
            </text:list>
          </draw:text-box>
        </draw:frame>
        <draw:frame draw:style-name="gr2" draw:text-style-name="P5" draw:layer="layout" svg:width="5.604cm" svg:height="1.288cm" svg:x="11.484cm" svg:y="4.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5" draw:layer="layout" svg:width="4.948cm" svg:height="1.438cm" svg:x="18.42cm" svg:y="13.5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sume the concentration of molecular clusters has reached steady state:</text:p>
              </text:list-item>
            </text:list>
            <text:list text:style-name="L7">
              <text:list-item>
                <text:list>
                  <text:list-item>
                    <text:p>Doing </text:p>
                  </text:list-item>
                  <text:list-item>
                    <text:p>Using </text:p>
                  </text:list-item>
                  <text:list-item>
                    <text:p>Doing</text:p>
                  </text:list-item>
                  <text:list-item>
                    <text:p>initi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.3 Temporal integ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emporal variations of n(x,t) at the grid points and <text:s text:c="16"/>are governed by a set of first order ordinary differential equations.</text:p>
              </text:list-item>
            </text:list>
          </draw:text-box>
        </draw:frame>
        <draw:frame draw:style-name="gr2" draw:text-style-name="P5" draw:layer="layout" svg:width="5.604cm" svg:height="1.288cm" svg:x="7.62cm" svg:y="6.23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4">3.4 Integrations with respect to particle siz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ussian-Legendre quadrature is used to evaluate the coagulation integrals over particle size (4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.5 Units for dimensional quant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oefficients and initial distribution are supplied by the user, they may be dimensionless or in any consistent set of un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.6 possible numerical difficul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wo</text:span> situations which may cause some difficulty</text:p>
              </text:list-item>
              <text:list-item>
                <text:p>This “finite domain error” must be distinguished from errors usually associated with numerical solutions</text:p>
              </text:list-item>
              <text:list-item>
                <text:p>The second problem that the user may encounter involves interpolation of the distribution.</text:p>
              </text:list-item>
            </text:list>
            <text:list text:style-name="L4">
              <text:list-item>
                <text:list>
                  <text:list-item>
                    <text:p>An inaccurate formula</text:p>
                  </text:list-item>
                  <text:list-item>
                    <text:p>A high order formula may be smoother than a low order formula but more likely to yield negative values in regions where the distribution varies rapidly with particle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ection 4: Subroutine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14">20 routines and 4 categories in AEROSOL</text:span>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First category: specify the <text:span text:style-name="T2">kinetic coefficients</text:span> and <text:span text:style-name="T2">initial conditions</text:span></text:p>
                <text:list>
                  <text:list-item>
                    <text:p><text:span text:style-name="T5">Define the problem</text:span></text:p>
                  </text:list-item>
                </text:list>
              </text:list-item>
              <text:list-item>
                <text:p>Second category: determine the <text:span text:style-name="T2">interpolation</text:span> and <text:span text:style-name="T2">integration</text:span> method, and the <text:span text:style-name="T2">form of output</text:span></text:p>
              </text:list-item>
              <text:list-item>
                <text:p>Third category: 4 routines </text:p>
              </text:list-item>
            </text:list>
            <text:list text:style-name="L4">
              <text:list-item>
                <text:list>
                  <text:list-item>
                    <text:p><text:span text:style-name="T2">Diagnose</text:span> user input for possible errors or inconsistencies</text:p>
                  </text:list-item>
                  <text:list-item>
                    <text:p><text:span text:style-name="T2">Check</text:span> the interpolation method and <text:span text:style-name="T2">add</text:span> grid points as needed</text:p>
                  </text:list-item>
                  <text:list-item>
                    <text:p><text:span text:style-name="T2">Compute</text:span> variation in the first moment of the distribution </text:p>
                  </text:list-item>
                  <text:list-item>
                    <text:p><text:span text:style-name="T2">Compute</text:span> the steady state approximate solution for the discrete regim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<text:span text:style-name="T15">Errors are easy to be neglected in these subroutines</text:span></text:p>
                  </text:list-item>
                </text:list>
              </text:list-item>
            </text:list>
            <text:list text:style-name="L2">
              <text:list-item>
                <text:p>Fourth category: control the code by reading the input data, calculating coefficients, storing the values of kinetic coefficients and providing the derivatives needed for the O.D.E. packag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oefficients specification routine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3"><text:s/></text:span><text:span text:style-name="T13">BETA(NPTS,TIME,X,YARRAY,COEF)</text:span></text:p>
              </text:list-header>
            </text:list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The routine calculates NPTS <text:span text:style-name="T5">coagulation coefficients</text:span> for two particles of <text:span text:style-name="T2">sizes X </text:span>and <text:span text:style-name="T2">YARRAY(I), I=1,...,NPTS</text:span>, at time TIME</text:p>
              </text:list-item>
            </text:list>
            <text:list text:style-name="L4">
              <text:list-item>
                <text:list>
                  <text:list-item>
                    <text:p>NPTS: the number of points</text:p>
                  </text:list-item>
                </text:list>
              </text:list-item>
            </text:list>
            <text:list text:style-name="L2">
              <text:list-item>
                <text:p>The coefficient for a particle of size X and that of size YARRAY(I) <text:span text:style-name="T2">are stored in COEF(I)</text:span></text:p>
              </text:list-item>
              <text:list-item>
                <text:p>NPTS(number points) is an <text:span text:style-name="T2">integer</text:span> and TIME, X, YARRAY and COEF are <text:span text:style-name="T2">real variables</text:span></text:p>
              </text:list-item>
              <text:list-item>
                <text:p>YARRAY and COEF must be dimensioned to 1<text:span text:style-name="T16">//array</text:span></text:p>
              </text:list-item>
              <text:list-item>
                <text:p>COEF must be positive and symmetric with respect to the sizes of the coagulating particles,</text:p>
              </text:list-item>
            </text:list>
            <text:list text:style-name="L4">
              <text:list-item>
                <text:list>
                  <text:list-item>
                    <text:p>it is better to use a time dependent coefficient </text:p>
                  </text:list-item>
                  <text:list-item>
                    <text:p>an improper coefficient will result in error message</text:p>
                  </text:list-item>
                </text:list>
              </text:list-item>
            </text:list>
            <text:list text:style-name="L2">
              <text:list-item>
                <text:p>TIME is in <text:span text:style-name="T2">seconds</text:span></text:p>
              </text:list-item>
              <text:list-item>
                <text:p>X and YARRAY are in <text:span text:style-name="T2">cubic centimeters</text:span><text:span text:style-name="T16">//volumn</text:span></text:p>
              </text:list-item>
              <text:list-item>
                <text:p>COEF is in <text:span text:style-name="T2">cubic centimeters per second</text:span></text:p>
              </text:list-item>
              <text:list-item>
                <text:p><text:span text:style-name="T8">User may pass 10 integer values to any subroutine through the common blck AERSL1</text:span></text:p>
              </text:list-item>
              <text:list-item>
                <text:p><text:span text:style-name="T8">The third integer of the common block AERSL1 is used to determine which function will be used for the coagulation coefficient.</text:span></text:p>
              </text:list-item>
              <text:list-item>
                <text:p><text:span text:style-name="T2">no implementation</text:span><text:span text:style-name="T8"> </text:span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UNDR(TIM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condensation is included in the continuous GDE, particles in the range about xa are often assumed to be forming due to nucleation.</text:p>
              </text:list-item>
              <text:list-item>
                <text:p>The BOUNDR function enables the user to specify the source rate at x=xa as a function of time.</text:p>
              </text:list-item>
              <text:list-item>
                <text:p>AERSL 6 is used to access the output times, TOUT(I) to modify BOUNDR past the second output time.</text:p>
              </text:list-item>
              <text:list-item>
                <text:p><text:span text:style-name="T2">This routine is used only if condensation is requested.</text:span></text:p>
              </text:list-item>
              <text:list-item>
                <text:p><text:span text:style-name="T2">No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SOURC(NPTS, TIME, X, DISTX, SOURCE, REMOV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calculates the continuous source function and the continuous removal function </text:p>
              </text:list-item>
              <text:list-item>
                <text:p>Two-dimensional array: SOURCE and REMOVE</text:p>
              </text:list-item>
              <text:list-item>
                <text:p>The first subscript of SOURCE or REMOVE corresponds to the specific source or removal mechanism respectively</text:p>
              </text:list-item>
              <text:list-item>
                <text:p>The second subscript corresponds to the points in the X array</text:p>
              </text:list-item>
              <text:list-item>
                <text:p>More information about this subroutine is in Figur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SOURC(NPTS, TIME, CLSCON, SOURCE, REMOV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is the discrete analogue of CSOURC, calculating the discrete source function and the discrete removal function</text:p>
              </text:list-item>
              <text:list-item>
                <text:p>The first subscript of SOURCE or REMOVE corresponds to the specific source or removal mechanism respectively </text:p>
              </text:list-item>
              <text:list-item>
                <text:p>The second subscript corresponds to the cluster size.</text:p>
              </text:list-item>
              <text:list-item>
                <text:p>A list of the DSOURC routine supplied with the code is given in Figure 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AP(NPTS, TIME, X, COE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calculates the evaporation coefficient E(xi), at xi=X(I), i=1...NPTS at time TIME and stores the result in COEF(i)</text:p>
              </text:list-item>
              <text:list-item>
                <text:p>A listing of the EVAP routine supplied with the code is given in figure 5.</text:p>
              </text:list-item>
              <text:list-item>
                <text:p>The first integer of the common block AERSL1 is used to determine if evaporation is to be included in the simulation.</text:p>
              </text:list-item>
              <text:list-item>
                <text:p>EVAP uses the BETA routine</text:p>
              </text:list-item>
              <text:list-item>
                <text:p>This routine is used only if the discrete-continuous GDE is requested and the user has the option of using a time dependent evaporation coeffici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OWTH(NPTS, TIME, X, RATE, PARTAL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subroutine calculates the growth rate, the partial of the growth rate with respect to particle size, and store the result in RATE(I) and PARTAL(I) respectively.</text:p>
              </text:list-item>
              <text:list-item>
                <text:p>A listing of the GROWTH routine supplied with the code is given in figure 6</text:p>
              </text:list-item>
              <text:list-item>
                <text:p>Notice from figure 6 that the third integer in the common block AERSL1 is used to determine the functional form of RATE.</text:p>
              </text:list-item>
              <text:list-item>
                <text:p>For IPARAM(3) equal to 1, an illegal growth rate will be computed which will generate the seventh and eighth error message given in example 1 of section.</text:p>
              </text:list-item>
              <text:list-item>
                <text:p>This routine is used only if condensation is requested</text:p>
              </text:list-item>
              <text:list-item>
                <text:p><text:span text:style-name="T2">No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XINTL(NPTS,X,DISTX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calculates the <text:span text:style-name="T17">initial distribution</text:span> n(xi,0), </text:p>
              </text:list-item>
              <text:list-item>
                <text:p>A listing of the XINTL routine supplied with the code is given in figure 7</text:p>
              </text:list-item>
              <text:list-item>
                <text:p>The second integer in the common block AERSL1 is used to determine the functional form of the initial distribution<text:span text:style-name="T8">.</text:span></text:p>
              </text:list-item>
              <text:list-item>
                <text:p><text:span text:style-name="T2">No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9" draw:layer="layout" svg:width="25.199cm" svg:height="16.255cm" svg:x="1.4cm" svg:y="0.837cm" presentation:class="subtitle">
          <draw:text-box>
            <text:p><text:span text:style-name="T18">Interpolation, integration and output rout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TW(ISPLIN,NVARM1,NPTS,WX,ZDIS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determines the values of the “M” distribution given in eq[12], by interpolation from the values of the “M” distribution at the grid points.</text:p>
              </text:list-item>
              <text:list-item>
                <text:p>The array WX contains the “W” values given in eq[11] at which the values of the “M” distribution are to be computed and stored in the ZDIST array.</text:p>
              </text:list-item>
              <text:list-item>
                <text:p>ISPLIN is the user specified flag which determines the interpolation method</text:p>
              </text:list-item>
              <text:list-item>
                <text:p>NVARML is the number of grid points minus l and NPTS <text:s/>is the number of points in the WX array.</text:p>
              </text:list-item>
              <text:list-item>
                <text:p>The values of the “M” distribution, the conserved quantity of the aerosol x, and the “W” values at the grid points are stored in the common block <text:s/>AERSL2</text:p>
              </text:list-item>
              <text:list-item>
                <text:p>For ISPLIN equal to 0, 1 or 2, cubic, linear or logarithmic splines will be u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UP(ISPLIN,NEWSET,NVA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performs any preliminary calculations needed for interpolating the value of the “M” distribution</text:p>
              </text:list-item>
              <text:list-item>
                <text:p>ISPLIN is the flag which specifies the interpolation formula,</text:p>
              </text:list-item>
              <text:list-item>
                <text:p>NEWSET is the flag which indicates if a new set of grid points has been specified since the last call to SETUP and NVAR is the number of grid points.</text:p>
              </text:list-item>
              <text:list-item>
                <text:p>SETUP routine supplied with the code is used for determining the second derivatives of the distribution at the grid points for a cubic spline interpolation</text:p>
              </text:list-item>
              <text:list-item>
                <text:p>Figure 9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RIVT(ISPLIN,NVAR,DERIV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calculates the derivatives of the “M” distribution with respect to “W” at NVAR grid points and stores the derivatives in the array DERIV.</text:p>
              </text:list-item>
              <text:list-item>
                <text:p>This routine is required only if condensation is reques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data block stores the quadrature points and weight factors needed for an even point Gaussian-Legendre quadrature formula</text:p>
              </text:list-item>
              <text:list-item>
                <text:p>The number of quadrature points must be specified as an even number in this routin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PUT(ISTOP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prints the results of a simulation at the times specified by the user in the input data cards.</text:p>
              </text:list-item>
              <text:list-item>
                <text:p>ISTOP is an error flag with the following meaning 0, 1, -1, -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onvenience routines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ECK(ISTOP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<text:span text:style-name="T5">checks the user input for obvious errors</text:span> and <text:span text:style-name="T5">prints an error message</text:span> if any errors are encountered</text:p>
              </text:list-item>
              <text:list-item>
                <text:p>The routine will <text:span text:style-name="T2">go through all error checks</text:span> regardless of the number of errors and </text:p>
              </text:list-item>
            </text:list>
            <text:list text:style-name="L4">
              <text:list-item>
                <text:list>
                  <text:list-item>
                    <text:p>ISTOP will be set to <text:span text:style-name="T2">0</text:span> if no errors are found </text:p>
                  </text:list-item>
                  <text:list-item>
                    <text:p>or to <text:span text:style-name="T2">1</text:span> if an error is found</text:p>
                  </text:list-item>
                </text:list>
              </text:list-item>
            </text:list>
            <text:list text:style-name="L2">
              <text:list-item>
                <text:p>If array dimensions are changed, the following variables in the data statement should be changed to the new dimen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TAL(TOTALQ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computes the effect of source and removal mechanisms on the first moment of the distribution.</text:p>
              </text:list-item>
              <text:list-item>
                <text:p>TOTAL should <text:s/>only be called if ISTOP=0 in the OUTPUT rout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KTBL(ISTOP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checks the interpolation for negative values of the distribu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EADY(TIM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routine computes the steady state cluster concentrations in the discrete reg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entral routines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s should seldom need to be concerned with these routines</text:p>
              </text:list-item>
              <text:list-item>
                <text:p>MAIN: control program</text:p>
              </text:list-item>
              <text:list-item>
                <text:p>INPUT: reads input data</text:p>
              </text:list-item>
              <text:list-item>
                <text:p>COAGCF: stores values of coagulation and evaporation coefficients</text:p>
              </text:list-item>
              <text:list-item>
                <text:p>DIFFUN:calculates derivatives needed for O.D.E. pack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Ordinary Differential Equ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ndia`s O.D.E. package is used to integrate the set of ordinary differential equation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ection 5: Input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6T19:04:58.412068432</meta:creation-date>
    <dc:date>2015-02-23T22:12:12.998852749</dc:date>
    <meta:editing-duration>P1DT21H48M14S</meta:editing-duration>
    <meta:editing-cycles>258</meta:editing-cycles>
    <meta:generator>LibreOffice/4.2.7.2$Linux_x86 LibreOffice_project/420m0$Build-2</meta:generator>
    <meta:document-statistic meta:object-count="223"/>
  </office:meta>
</office:document-meta>
</file>

<file path=Object 1/content.xml><?xml version="1.0" encoding="utf-8"?>
<math xmlns="http://www.w3.org/1998/Math/MathML" display="block">
  <semantics>
    <mrow>
      <mi>w</mi>
      <mo stretchy="false">=</mo>
      <mfrac>
        <mrow>
          <mi>ln</mi>
          <mrow>
            <mo fence="true" stretchy="false">(</mo>
            <mrow>
              <mfrac>
                <mi>x</mi>
                <msub>
                  <mi>x</mi>
                  <mi>a</mi>
                </msub>
              </mfrac>
            </mrow>
            <mo fence="true" stretchy="false">)</mo>
          </mrow>
        </mrow>
        <mrow>
          <mi>ln</mi>
          <mrow>
            <mo fence="true" stretchy="false">(</mo>
            <mrow>
              <mfrac>
                <msub>
                  <mi>x</mi>
                  <mi>b</mi>
                </msub>
                <msub>
                  <mi>x</mi>
                  <mi>a</mi>
                </msub>
              </mfrac>
            </mrow>
            <mo fence="true" stretchy="false">)</mo>
          </mrow>
        </mrow>
      </mfrac>
    </mrow>
    <annotation encoding="StarMath 5.0">w={ ln(x over x_{a}) } over { ln(x_{b} over x_{a}) }
</annotation>
  </semantics>
</math>
</file>

<file path=Object 10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⩽</mo>
      <mi>x</mi>
      <mo stretchy="false">⩽</mo>
      <msub>
        <mi>x</mi>
        <mrow>
          <mn>2</mn>
          <mi>k</mi>
        </mrow>
      </msub>
    </mrow>
    <annotation encoding="StarMath 5.0">x_{ k+1 }  leslant x leslant x_{ 2k } 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y</mi>
            <mn>0</mn>
          </msub>
        </mrow>
      </mrow>
      <mo fence="true" stretchy="false">)</mo>
    </mrow>
    <annotation encoding="StarMath 5.0">( x_{0},y_{0} 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i>,</mi>
          <msub>
            <mi>y</mi>
            <mn>1</mn>
          </msub>
        </mrow>
      </mrow>
      <mo fence="true" stretchy="false">)</mo>
    </mrow>
    <annotation encoding="StarMath 5.0">( x_{1},y_{1} )</annotation>
  </semantics>
</math>
</file>

<file path=Object 13/content.xml><?xml version="1.0" encoding="utf-8"?>
<math xmlns="http://www.w3.org/1998/Math/MathML" display="block">
  <semantics>
    <mrow>
      <msub>
        <mi>N</mi>
        <mi>i</mi>
      </msub>
      <mrow>
        <mo fence="true" stretchy="false">(</mo>
        <mrow>
          <mrow>
            <mrow>
              <mi>i</mi>
              <mo stretchy="false">=</mo>
              <mn>1.</mn>
            </mrow>
            <mn>..</mn>
            <mi>k</mi>
          </mrow>
        </mrow>
        <mo fence="true" stretchy="false">)</mo>
      </mrow>
    </mrow>
    <annotation encoding="StarMath 5.0">N_{ i } ( i=1...k )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</mrow>
      </mrow>
      <mo fence="true" stretchy="false">)</mo>
    </mrow>
    <annotation encoding="StarMath 5.0">( x_{0},x_{1} )</annotation>
  </semantics>
</math>
</file>

<file path=Object 15/content.xml><?xml version="1.0" encoding="utf-8"?>
<math xmlns="http://www.w3.org/1998/Math/MathML" display="block">
  <semantics>
    <mrow>
      <mrow>
        <mfrac>
          <mrow>
            <mi>y</mi>
            <mo stretchy="false">−</mo>
            <msub>
              <mi>y</mi>
              <mn>0</mn>
            </msub>
          </mrow>
          <mrow>
            <mi>x</mi>
            <mo stretchy="false">−</mo>
            <msub>
              <mi>x</mi>
              <mn>0</mn>
            </msub>
          </mrow>
        </mfrac>
        <mo stretchy="false">=</mo>
        <mfrac>
          <mrow>
            <msub>
              <mi>y</mi>
              <mn>1</mn>
            </msub>
            <mo stretchy="false">−</mo>
            <msub>
              <mi>y</mi>
              <mn>0</mn>
            </msub>
          </mrow>
          <mrow>
            <mrow>
              <msub>
                <mi>x</mi>
                <mn>1</mn>
              </msub>
              <mo stretchy="false">−</mo>
              <mi>x</mi>
            </mrow>
            <mn>0</mn>
          </mrow>
        </mfrac>
      </mrow>
      <mo stretchy="false">⇒</mo>
      <mrow>
        <mi>y</mi>
        <mo stretchy="false">=</mo>
        <mrow>
          <msub>
            <mi>y</mi>
            <mn>0</mn>
          </msub>
          <mo stretchy="false">+</mo>
          <mrow>
            <mo fence="true" stretchy="false">(</mo>
            <mrow>
              <mrow>
                <msub>
                  <mi>y</mi>
                  <mn>1</mn>
                </msub>
                <mo stretchy="false">−</mo>
                <msub>
                  <mi>y</mi>
                  <mn>0</mn>
                </msub>
              </mrow>
            </mrow>
            <mo fence="true" stretchy="false">)</mo>
          </mrow>
        </mrow>
      </mrow>
      <mfrac>
        <mrow>
          <mi>x</mi>
          <mo stretchy="false">−</mo>
          <msub>
            <mi>x</mi>
            <mn>0</mn>
          </msub>
        </mrow>
        <mrow>
          <msub>
            <mi>x</mi>
            <mn>1</mn>
          </msub>
          <mo stretchy="false">−</mo>
          <msub>
            <mi>x</mi>
            <mn>0</mn>
          </msub>
        </mrow>
      </mfrac>
    </mrow>
    <annotation encoding="StarMath 5.0">{y-y_{ 0 }}over{ x-x_{0} }= { y_{1}-y_{0} } over { x_{1}-x{0} } drarrow  y=y_{ 0 } +( y_{1}-y_{0} ){ x-x_{0} }over{ x_{1}-x_{0} }</annotation>
  </semantics>
</math>
</file>

<file path=Object 2/content.xml><?xml version="1.0" encoding="utf-8"?>
<math xmlns="http://www.w3.org/1998/Math/MathML" display="block">
  <semantics>
    <mrow>
      <mi>w</mi>
      <mo stretchy="false">=</mo>
      <mfrac>
        <mrow>
          <mi>ln</mi>
          <mrow>
            <mo fence="true" stretchy="false">(</mo>
            <mrow>
              <mrow>
                <mi>x</mi>
                <mo stretchy="false">/</mo>
                <msub>
                  <mi>x</mi>
                  <mi>a</mi>
                </msub>
              </mrow>
            </mrow>
            <mo fence="true" stretchy="false">)</mo>
          </mrow>
        </mrow>
        <mrow>
          <mi>ln</mi>
          <mrow>
            <mo fence="true" stretchy="false">(</mo>
            <mrow>
              <mrow>
                <msub>
                  <mi>x</mi>
                  <mi>b</mi>
                </msub>
                <mo stretchy="false">/</mo>
                <msub>
                  <mi>x</mi>
                  <mi>a</mi>
                </msub>
              </mrow>
            </mrow>
            <mo fence="true" stretchy="false">)</mo>
          </mrow>
        </mrow>
      </mfrac>
    </mrow>
    <annotation encoding="StarMath 5.0">w={ ln(x / x_{a}) } over { ln(x_{b} / x_{a}) }
</annotation>
  </semantics>
</math>
</file>

<file path=Object 3/content.xml><?xml version="1.0" encoding="utf-8"?>
<math xmlns="http://www.w3.org/1998/Math/MathML" display="block">
  <semantics>
    <mrow>
      <msub>
        <mi>N</mi>
        <mi>i</mi>
      </msub>
      <mrow>
        <mo fence="true" stretchy="false">(</mo>
        <mrow>
          <mrow>
            <mrow>
              <mi>i</mi>
              <mo stretchy="false">=</mo>
              <mn>1.</mn>
            </mrow>
            <mn>..</mn>
            <mi>k</mi>
          </mrow>
        </mrow>
        <mo fence="true" stretchy="false">)</mo>
      </mrow>
    </mrow>
    <annotation encoding="StarMath 5.0">N_{ i } ( i=1...k )</annotation>
  </semantics>
</math>
</file>

<file path=Object 4/content.xml><?xml version="1.0" encoding="utf-8"?>
<math xmlns="http://www.w3.org/1998/Math/MathML" display="block">
  <semantics>
    <mrow>
      <msub>
        <mi mathvariant="normal">δ</mi>
        <mrow>
          <mn>2,</mn>
          <mi>j</mi>
        </mrow>
      </msub>
      <mo stretchy="false">=</mo>
      <mrow>
        <mo fence="true" stretchy="true">{</mo>
        <mrow>
          <mrow>
            <mrow>
              <mo fence="true" stretchy="false">(</mo>
              <mrow>
                <mrow>
                  <mn>0</mn>
                  <mrow>
                    <mi>j</mi>
                    <mo stretchy="false">≠</mo>
                    <mn>2</mn>
                  </mrow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</mn>
                  <mrow>
                    <mi>j</mi>
                    <mo stretchy="false">=</mo>
                    <mn>2</mn>
                  </mrow>
                </mrow>
              </mrow>
              <mo fence="true" stretchy="false">)</mo>
            </mrow>
          </mrow>
        </mrow>
        <mo fence="true" stretchy="true">}</mo>
      </mrow>
    </mrow>
    <annotation encoding="StarMath 5.0">{ %delta_{2,j} }= left lbrace (0 j&lt;&gt;2), (1 j=2) right rbrace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>
          <mi>N</mi>
          <mi>i</mi>
        </msub>
        <mo stretchy="false">=</mo>
        <mrow>
          <munderover>
            <mo stretchy="false">∫</mo>
            <msub>
              <mi>x</mi>
              <mi>i</mi>
            </msub>
            <mrow>
              <msub>
                <mi>x</mi>
                <mi>i</mi>
              </msub>
              <mo stretchy="false">+</mo>
              <msub>
                <mi>x</mi>
                <mi>l</mi>
              </msub>
            </mrow>
          </munderover>
          <mi>n</mi>
        </mrow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  <mi mathvariant="italic">dx</mi>
    </mrow>
    <annotation encoding="StarMath 5.0">N_{ i } = int from{x_{i}} to{x_{i}+x_{l}} n( x,t )dx </annotation>
  </semantics>
</math>
</file>

<file path=Object 7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row>
          <mo stretchy="false">−</mo>
          <msub>
            <mi>N</mi>
            <mi>l</mi>
          </msub>
        </mrow>
      </mrow>
      <mrow>
        <munderover>
          <mo stretchy="false">∑</mo>
          <mrow>
            <mi>j</mi>
            <mo stretchy="false">=</mo>
            <mn>1</mn>
          </mrow>
          <mi mathvariant="normal">∞</mi>
        </munderover>
        <msub>
          <mi mathvariant="normal">β</mi>
          <mrow>
            <mi>l</mi>
            <mi>,</mi>
            <mi>j</mi>
          </mrow>
        </msub>
      </mrow>
      <mrow>
        <msub>
          <mi>N</mi>
          <mi>j</mi>
        </msub>
        <mo stretchy="false">+</mo>
        <msub>
          <mi>N</mi>
          <mi>i</mi>
        </msub>
      </mrow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o fence="true" stretchy="false">(</mo>
          <mrow>
            <mrow>
              <mn>1</mn>
              <mo stretchy="false">+</mo>
              <msub>
                <mi mathvariant="normal">δ</mi>
                <mrow>
                  <mn>2,</mn>
                  <mi>j</mi>
                </mrow>
              </msub>
            </mrow>
          </mrow>
          <mo fence="true" stretchy="false">)</mo>
        </mrow>
      </mrow>
      <msub>
        <mi>E</mi>
        <mi>j</mi>
      </msub>
      <mrow>
        <msub>
          <mi>N</mi>
          <mi>j</mi>
        </msub>
        <mo stretchy="false">+</mo>
        <mover accent="true">
          <msub>
            <mi>S</mi>
            <mi>l</mi>
          </msub>
          <mo>¯</mo>
        </mover>
      </mrow>
      <mrow>
        <mrow>
          <mo fence="true" stretchy="false">(</mo>
          <mrow>
            <mi>t</mi>
          </mrow>
          <mo fence="true" stretchy="false">)</mo>
        </mrow>
        <mo stretchy="false">+</mo>
        <mover accent="true">
          <msub>
            <mi>R</mi>
            <mi>l</mi>
          </msub>
          <mo>¯</mo>
        </mover>
      </mrow>
      <mrow>
        <mo fence="true" stretchy="false">(</mo>
        <mrow>
          <mrow>
            <msub>
              <mi>N</mi>
              <mi>l</mi>
            </msub>
            <mi>,</mi>
            <mi>t</mi>
          </mrow>
        </mrow>
        <mo fence="true" stretchy="false">)</mo>
      </mrow>
    </mrow>
    <annotation encoding="StarMath 5.0">{dN} over {dt}=- N_{l} sum from{j=1} to {infinity }  { %beta_{l,j} } { N_{j} } + { N_{i}}sum from{ j=1 } to { infinity }  ({ 1+ %delta_{2,j}  })  {E_{j}}{ N_{j} }+ overline {S_{l}}( t )+overline{ R_{l} }( N_{l},t ) </annotation>
  </semantics>
</math>
</file>

<file path=Object 8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sub>
                <mi>x</mi>
                <mi>i</mi>
              </msub>
              <mi>,</mi>
              <mi>t</mi>
            </mrow>
          </mrow>
          <mo fence="true" stretchy="false">)</mo>
        </mrow>
        <mo stretchy="false">=</mo>
        <mfrac>
          <msub>
            <mi>N</mi>
            <mi>i</mi>
          </msub>
          <msub>
            <mi>x</mi>
            <mi>l</mi>
          </msub>
        </mfrac>
      </mrow>
      <mi>,</mi>
      <mrow>
        <mi>i</mi>
        <mo stretchy="false">&gt;</mo>
        <mi>k</mi>
      </mrow>
    </mrow>
    <annotation encoding="StarMath 5.0">n( x_{i},t )= N_{ i } over x_{ l },i&gt;k</annotation>
  </semantics>
</math>
</file>

<file path=Object 9/content.xml><?xml version="1.0" encoding="utf-8"?>
<math xmlns="http://www.w3.org/1998/Math/MathML" display="block">
  <semantics>
    <mrow>
      <mrow>
        <mfrac>
          <msub>
            <mi mathvariant="italic">dN</mi>
            <mi>l</mi>
          </msub>
          <mi mathvariant="italic">dt</mi>
        </mfrac>
        <mo stretchy="false">=</mo>
        <mrow>
          <mo stretchy="false">−</mo>
          <msub>
            <mi>N</mi>
            <mi>l</mi>
          </msub>
        </mrow>
      </mrow>
      <mrow>
        <mrow>
          <mo fence="true" stretchy="false">[</mo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sub>
                  <mi mathvariant="normal">β</mi>
                  <mrow>
                    <mn>1,</mn>
                    <mi>j</mi>
                  </mrow>
                </msub>
              </mrow>
              <mrow>
                <msub>
                  <mi>N</mi>
                  <mi>j</mi>
                </msub>
                <mo stretchy="false">+</mo>
                <mrow>
                  <munderover>
                    <mo stretchy="false">∫</mo>
                    <msub>
                      <mi>x</mi>
                      <mrow>
                        <mi>k</mi>
                        <mo stretchy="false">+</mo>
                        <mn>1</mn>
                      </mrow>
                    </msub>
                    <mi mathvariant="normal">∞</mi>
                  </munderover>
                  <mi mathvariant="normal">β</mi>
                </mrow>
              </mrow>
              <mrow>
                <mo fence="true" stretchy="false">(</mo>
                <mrow>
                  <mrow>
                    <msub>
                      <mi>x</mi>
                      <mi>l</mi>
                    </msub>
                    <mi>,</mi>
                    <mi>y</mi>
                  </mrow>
                </mrow>
                <mo fence="true" stretchy="false">)</mo>
              </mrow>
              <mi>n</mi>
              <mrow>
                <mo fence="true" stretchy="false">(</mo>
                <mrow>
                  <mrow>
                    <mi>y</mi>
                    <mi>,</mi>
                    <mi>t</mi>
                  </mrow>
                </mrow>
                <mo fence="true" stretchy="false">)</mo>
              </mrow>
              <mi mathvariant="italic">dy</mi>
            </mrow>
          </mrow>
          <mo fence="true" stretchy="false">]</mo>
        </mrow>
        <mo stretchy="false">+</mo>
        <mrow>
          <munderover>
            <mo stretchy="false">∑</mo>
            <mrow>
              <mi>j</mi>
              <mo stretchy="false">=</mo>
              <mn>2</mn>
            </mrow>
            <mi>k</mi>
          </munderover>
          <mrow>
            <mo fence="true" stretchy="false">(</mo>
            <mrow>
              <mrow>
                <mrow>
                  <mn>1</mn>
                  <mo stretchy="false">+</mo>
                  <msub>
                    <mi mathvariant="normal">δ</mi>
                    <mrow>
                      <mn>2,</mn>
                      <mi>j</mi>
                    </mrow>
                  </msub>
                </mrow>
                <msub>
                  <mi>E</mi>
                  <mi>j</mi>
                </msub>
                <msub>
                  <mi>N</mi>
                  <mi>j</mi>
                </msub>
              </mrow>
            </mrow>
            <mo fence="true" stretchy="false">)</mo>
          </mrow>
        </mrow>
        <mo stretchy="false">+</mo>
        <mrow>
          <munderover>
            <mo stretchy="false">∫</mo>
            <msub>
              <mi>x</mi>
              <mrow>
                <mi>k</mi>
                <mo stretchy="false">+</mo>
                <mn>1</mn>
              </mrow>
            </msub>
            <mi mathvariant="normal">∞</mi>
          </munderover>
          <mi>E</mi>
        </mrow>
      </mrow>
      <mrow>
        <mo fence="true" stretchy="false">(</mo>
        <mrow>
          <mi>y</mi>
        </mrow>
        <mo fence="true" stretchy="false">)</mo>
      </mrow>
      <mi>n</mi>
      <mrow>
        <mo fence="true" stretchy="false">(</mo>
        <mrow>
          <mrow>
            <mi>y</mi>
            <mi>,</mi>
            <mi>t</mi>
          </mrow>
        </mrow>
        <mo fence="true" stretchy="false">)</mo>
      </mrow>
      <mrow>
        <mi mathvariant="italic">dy</mi>
        <mo stretchy="false">+</mo>
        <mover accent="true">
          <msub>
            <mi>S</mi>
            <mi>l</mi>
          </msub>
          <mo>¯</mo>
        </mover>
      </mrow>
      <mrow>
        <mrow>
          <mo fence="true" stretchy="false">(</mo>
          <mrow>
            <mi>t</mi>
          </mrow>
          <mo fence="true" stretchy="false">)</mo>
        </mrow>
        <mo stretchy="false">+</mo>
        <mover accent="true">
          <msub>
            <mi>R</mi>
            <mi>l</mi>
          </msub>
          <mo>¯</mo>
        </mover>
      </mrow>
      <mrow>
        <mo fence="true" stretchy="false">(</mo>
        <mrow>
          <mrow>
            <msub>
              <mi>N</mi>
              <mi>l</mi>
            </msub>
            <mi>,</mi>
            <mi>t</mi>
          </mrow>
        </mrow>
        <mo fence="true" stretchy="false">)</mo>
      </mrow>
    </mrow>
    <annotation encoding="StarMath 5.0">dN_{ l } over dt =-N_{ l } [ sum from{j=1} to {k} %beta_{1,j}N_{j}+ int from{x_{k+1}} to{infinity} %beta(x_{l},y)n(y,t)dy]+ sum from{ j=2 } to{ k }( 1+%delta_{2,j}E_{j}N_{j} ) + int from{ x_{k+1} } to{ infinity }E( y )n( y,t )dy+ overline {S_{l}}( t )+overline{ R_{l} }( N_{l},t ) </annotation>
  </semantics>
</math>
</file>